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_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_LINE_MSG_READY</text:p>
          </table:table-cell>
          <table:table-cell table:style-name="ce8" office:value-type="string">
            <text:p>Your game has successfully been rated on-line.</text:p>
          </table:table-cell>
          <table:table-cell table:style-name="ce8" office:value-type="string">
            <text:p>Ваша игра была успешно занесена в общий список он-лайн.</text:p>
          </table:table-cell>
          <table:table-cell table:style-name="ce8"/>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_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ext:p><text:span text:style-name="T1">Abhijeet Pokhriyal - Hindi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ext:p><text:span text:style-name="T1">Abhijeet Pokhriyal - перевод Хинди.</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1">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3">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3">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_LINE_RATING</text:p>
          </table:table-cell>
          <table:table-cell table:style-name="ce8" office:value-type="string">
            <text:p>On-line rating</text:p>
          </table:table-cell>
          <table:table-cell table:style-name="ce8" office:value-type="string">
            <text:p>Сетевой рейтинг</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rat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_LINE</text:p>
          </table:table-cell>
          <table:table-cell table:style-name="ce8" office:value-type="string">
            <text:p>When you play an on-line rated game your result is available in the global on-line rating.</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_LINE_LOGIN</text:p>
          </table:table-cell>
          <table:table-cell table:style-name="ce8" office:value-type="string">
            <text:p>Login:</text:p>
          </table:table-cell>
          <table:table-cell table:style-name="ce8" office:value-type="string">
            <text:p>Логин:</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SETTINGS_ON_LINE_PASSWORD</text:p>
          </table:table-cell>
          <table:table-cell table:style-name="ce8" office:value-type="string">
            <text:p>Password:</text:p>
          </table:table-cell>
          <table:table-cell table:style-name="ce8" office:value-type="string">
            <text:p>Пароль:</text:p>
          </table:table-cell>
          <table:table-cell table:style-name="ce8"/>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_LINE_FIND_MYSELF</text:p>
          </table:table-cell>
          <table:table-cell table:style-name="ce8" office:value-type="string">
            <text:p>Find myself</text:p>
          </table:table-cell>
          <table:table-cell table:style-name="ce8" office:value-type="string">
            <text:p>Найти меня</text:p>
          </table:table-cell>
          <table:table-cell table:style-name="ce8"/>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_LINE_AVAILABLE</text:p>
          </table:table-cell>
          <table:table-cell table:style-name="ce8" office:value-type="string">
            <text:p>On-line rated games are now supported</text:p>
            <text:p><text:s/></text:p>
            <text:p>When you play an on-line rated game your result is available in the global on-line rating.</text:p>
            <text:p><text:s/></text:p>
            <text:p>Do you want to go to "Game" tab of Settings and enable on-line rating right now?</text:p>
          </table:table-cell>
          <table:table-cell table:style-name="ce8" office:value-type="string">
            <text:p>Теперь поддерживаются игры с сетевым рейтингом</text:p>
            <text:p><text:s/></text:p>
            <text:p><text:span text:style-name="T1">В случае игры с сетевым рейтингом ваш результат доступен в глобальном рейтинге.</text:span></text:p>
            <text:p><text:span text:style-name="T1"><text:s/></text:span></text:p>
            <text:p><text:span text:style-name="T1">Хотите перейти во вкладку "Игра" Настроек и включить сетевой рейтинг прямо сейчас?</text:span></text:p>
          </table:table-cell>
          <table:table-cell table:style-name="ce8"/>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3">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style-name="ce27" office:value-type="string">
            <text:p>एक ऑन-लाइन खेल में जीत</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6">00.00.0000</text:date>, <text:time style:data-style-name="N2" text:time-value="0000-00-00T22:58:1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6T22:58:37</dc:date>
    <meta:editing-cycles>177</meta:editing-cycles>
    <meta:editing-duration>PT5H5M25S</meta:editing-duration>
    <meta:generator>LibreOffice/4.0.3.3$Linux_X86_64 LibreOffice_project/400m0$Build-3</meta:generator>
    <meta:document-statistic meta:table-count="3" meta:cell-count="1230" meta:object-count="0"/>
  </office:meta>
</office:document-meta>
</file>